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1.528cm" fo:min-width="1.786cm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528cm" fo:min-width="1.786cm"/>
      <style:paragraph-properties style:writing-mode="lr-tb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1.528cm" fo:min-width="1.786cm"/>
      <style:paragraph-properties style:writing-mode="lr-tb"/>
    </style:style>
    <style:style style:name="gr5" style:family="graphic" style:parent-style-name="standard">
      <style:graphic-properties draw:fill-color="#ffd428" draw:textarea-horizontal-align="justify" draw:textarea-vertical-align="middle" draw:auto-grow-height="false" fo:min-height="1.528cm" fo:min-width="1.786cm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004cm" fo:min-width="0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Text_20_A4">
      <style:graphic-properties draw:stroke="none" svg:stroke-color="#000000" draw:fill="none" draw:fill-color="#ffffff" draw:textarea-horizontal-align="left" draw:auto-grow-height="true" draw:auto-grow-width="false" fo:min-height="0.508cm" fo:min-width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loext:graphic-properties draw:fill-color="#00a933"/>
      <style:paragraph-properties fo:text-align="center"/>
      <style:text-properties fo:font-size="9pt"/>
    </style:style>
    <style:style style:name="P3" style:family="paragraph">
      <loext:graphic-properties draw:fill-color="#ff0000"/>
      <style:paragraph-properties fo:text-align="center"/>
      <style:text-properties fo:font-size="9pt"/>
    </style:style>
    <style:style style:name="P4" style:family="paragraph">
      <loext:graphic-properties draw:fill-color="#ffffd7"/>
      <style:paragraph-properties fo:text-align="center"/>
      <style:text-properties fo:font-size="9pt"/>
    </style:style>
    <style:style style:name="P5" style:family="paragraph">
      <loext:graphic-properties draw:fill-color="#ffd428"/>
      <style:paragraph-properties fo:text-align="center"/>
      <style:text-properties fo:font-size="9pt"/>
    </style:style>
    <style:style style:name="P6" style:family="paragraph">
      <loext:graphic-properties draw:fill-color="#000000"/>
      <style:paragraph-properties fo:text-align="center"/>
      <style:text-properties fo:font-size="9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999cm" svg:height="0.999cm" svg:x="13.043cm" svg:y="7.3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2.286cm" svg:height="1.778cm" svg:x="0.762cm" svg:y="5.334cm">
          <text:p text:style-name="P1">Start 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778cm" svg:x="3.556cm" svg:y="5.334cm">
          <text:p text:style-name="P1">Start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778cm" svg:x="6.35cm" svg:y="5.334cm">
          <text:p text:style-name="P1">Start 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1.778cm" svg:x="19.558cm" svg:y="5.334cm">
          <text:p text:style-name="P1">End 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1.778cm" svg:x="22.352cm" svg:y="5.334cm">
          <text:p text:style-name="P1">End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1.778cm" svg:x="25.146cm" svg:y="5.334cm">
          <text:p text:style-name="P1">End 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778cm" svg:x="10.414cm" svg:y="5.334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86cm" svg:height="1.778cm" svg:x="14.478cm" svg:y="5.334cm">
          <text:p text:style-name="P1">Check sum 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86cm" svg:height="1.778cm" svg:x="17.018cm" svg:y="5.334cm">
          <text:p text:style-name="P1">Check sum 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8.89cm" svg:y="6.858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9.398cm" svg:y="6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9.906cm" svg:y="6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2.954cm" svg:y="6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3.462cm" svg:y="6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3.97cm" svg:y="6.858cm">
          <text:p/>
          <draw:enhanced-geometry svg:viewBox="0 0 21600 21600" draw:type="rectangle" draw:enhanced-path="M 0 0 L 21600 0 21600 21600 0 21600 0 0 Z N"/>
        </draw:custom-shape>
        <draw:path draw:style-name="gr7" draw:text-style-name="P7" draw:layer="layout" svg:width="26.161cm" svg:height="0.761cm" svg:x="1.27cm" svg:y="7.874cm" svg:viewBox="0 0 26162 762" svg:d="M0 0c12700 0 12954 0 12954 0l254 762 254-762h12700">
          <text:p/>
        </draw:path>
        <draw:frame draw:style-name="gr8" draw:text-style-name="P9" draw:layer="layout" svg:width="1.683cm" svg:height="0.508cm" svg:x="13.811cm" svg:y="8.89cm">
          <draw:text-box>
            <text:p text:style-name="P8"><text:span text:style-name="T1">120 byte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8T13:44:41.679484794</meta:creation-date>
    <dc:date>2023-12-18T14:18:56.583680584</dc:date>
    <meta:editing-duration>PT24M14S</meta:editing-duration>
    <meta:editing-cycles>1</meta:editing-cycles>
    <meta:document-statistic meta:object-count="41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/>
</file>